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9524be" officeooo:paragraph-rsid="0253631e"/>
    </style:style>
    <style:style style:name="P2" style:family="paragraph" style:parent-style-name="Text_20_body">
      <style:text-properties officeooo:paragraph-rsid="0253631e"/>
    </style:style>
    <style:style style:name="P3" style:family="paragraph" style:parent-style-name="Text_20_body">
      <style:text-properties officeooo:paragraph-rsid="02554fd3"/>
    </style:style>
    <style:style style:name="P4" style:family="paragraph" style:parent-style-name="Text_20_body">
      <style:text-properties officeooo:paragraph-rsid="025858ee"/>
    </style:style>
    <style:style style:name="P5" style:family="paragraph" style:parent-style-name="Text_20_body">
      <style:text-properties officeooo:paragraph-rsid="0258a4a4"/>
    </style:style>
    <style:style style:name="P6" style:family="paragraph" style:parent-style-name="Text_20_body">
      <style:text-properties officeooo:paragraph-rsid="0259fae0"/>
    </style:style>
    <style:style style:name="P7" style:family="paragraph" style:parent-style-name="Text_20_body">
      <style:text-properties officeooo:paragraph-rsid="025add1b"/>
    </style:style>
    <style:style style:name="P8" style:family="paragraph" style:parent-style-name="Text_20_body">
      <style:text-properties officeooo:paragraph-rsid="025c685c"/>
    </style:style>
    <style:style style:name="P9" style:family="paragraph" style:parent-style-name="Heading_20_1" style:master-page-name="Standard">
      <style:paragraph-properties style:page-number="auto"/>
      <style:text-properties officeooo:rsid="009524be" officeooo:paragraph-rsid="0253631e"/>
    </style:style>
    <style:style style:name="P10" style:family="paragraph" style:parent-style-name="Heading_20_1">
      <style:text-properties officeooo:paragraph-rsid="0253631e"/>
    </style:style>
    <style:style style:name="T1" style:family="text">
      <style:text-properties officeooo:rsid="0253631e"/>
    </style:style>
    <style:style style:name="T2" style:family="text">
      <style:text-properties officeooo:rsid="02554fd3"/>
    </style:style>
    <style:style style:name="T3" style:family="text">
      <style:text-properties officeooo:rsid="025608cf"/>
    </style:style>
    <style:style style:name="T4" style:family="text">
      <style:text-properties officeooo:rsid="0256764c"/>
    </style:style>
    <style:style style:name="T5" style:family="text">
      <style:text-properties officeooo:rsid="025858ee"/>
    </style:style>
    <style:style style:name="T6" style:family="text">
      <style:text-properties officeooo:rsid="0258a4a4"/>
    </style:style>
    <style:style style:name="T7" style:family="text">
      <style:text-properties officeooo:rsid="0259fae0"/>
    </style:style>
    <style:style style:name="T8" style:family="text">
      <style:text-properties officeooo:rsid="025add1b"/>
    </style:style>
    <style:style style:name="T9" style:family="text">
      <style:text-properties officeooo:rsid="025c6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Методы и средства защиты информации.</text:span></text:h>
      <text:p text:style-name="P1"><text:span text:style-name="T1"/></text:p>
      <text:h text:style-name="P10" text:outline-level="1"><text:span text:style-name="T1">История.</text:span></text:h>
      <text:p text:style-name="P2"><text:span text:style-name="T1">Раньше преподавали на нашей кафедре, но сейчас, после того, как уволился человек один, ведут чуваки с РЭС.</text:span></text:p>
      <text:p text:style-name="P3"><text:span text:style-name="T2">Абсурд и бред царят в универе. Изучали одну дисциплину разные группы под разными названиями.</text:span></text:p>
      <text:p text:style-name="P3"><text:span text:style-name="T2">17 часов лекций и </text:span><text:span text:style-name="T3">через неделю практическое занятие. </text:span><text:span text:style-name="T4">Примерно 6 работ практических. </text:span></text:p>
      <text:p text:style-name="P4"><text:span text:style-name="T5">На зачёт все работы + устно отчитаться + будет в конце зачёт по теории. </text:span></text:p>
      <text:p text:style-name="P5"><text:span text:style-name="T6">Дальше была болтовня про то, как сложно сдавать зачёт.</text:span></text:p>
      <text:p text:style-name="P5"><text:span text:style-name="T6">За каждую лекцию -1 вопрос с зачёта. Но лекций 17, а вопросов 10.</text:span></text:p>
      <text:p text:style-name="P6"><text:span text:style-name="T7">Практику можно делать дома. </text:span></text:p>
      <text:p text:style-name="P7"><text:span text:style-name="T8">Лекции взяты с сайта intuit.ru. По сути, проходим интуитовский курс -___-</text:span></text:p>
      <text:p text:style-name="P8"><text:span text:style-name="T9">Надо бы найти его и прой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659</meta:editing-cycles>
    <meta:creation-date>2012-10-08T07:35:00</meta:creation-date>
    <dc:date>2013-09-03T10:19:57</dc:date>
    <meta:editing-duration>PT17H30M53S</meta:editing-duration>
    <meta:generator>LibreOffice/4.0.2.2$Linux_X86_64 LibreOffice_project/400m0$Build-2</meta:generator>
    <meta:document-statistic meta:table-count="0" meta:image-count="0" meta:object-count="0" meta:page-count="1" meta:paragraph-count="11" meta:word-count="106" meta:character-count="645" meta:non-whitespace-character-count="5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